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f9c9f"/>
    </style:style>
    <style:style style:name="T34" style:family="text">
      <style:text-properties officeooo:rsid="015427ae"/>
    </style:style>
    <style:style style:name="T35" style:family="text">
      <style:text-properties officeooo:rsid="015f83f9"/>
    </style:style>
    <style:style style:name="T36" style:family="text">
      <style:text-properties officeooo:rsid="0164e3b7"/>
    </style:style>
    <style:style style:name="T37" style:family="text">
      <style:text-properties officeooo:rsid="016879ea"/>
    </style:style>
    <style:style style:name="T38" style:family="text">
      <style:text-properties officeooo:rsid="0179b94e"/>
    </style:style>
    <style:style style:name="T39" style:family="text">
      <style:text-properties officeooo:rsid="017a8b3f"/>
    </style:style>
    <style:style style:name="T40" style:family="text">
      <style:text-properties officeooo:rsid="017e79fd"/>
    </style:style>
    <style:style style:name="T41" style:family="text">
      <style:text-properties officeooo:rsid="017ff373"/>
    </style:style>
    <style:style style:name="T42" style:family="text">
      <style:text-properties officeooo:rsid="01b8af1d"/>
    </style:style>
    <style:style style:name="T43" style:family="text">
      <style:text-properties officeooo:rsid="01bfe4ef"/>
    </style:style>
    <style:style style:name="T44" style:family="text">
      <style:text-properties officeooo:rsid="01cc9b43"/>
    </style:style>
    <style:style style:name="T45" style:family="text">
      <style:text-properties officeooo:rsid="01d62b6c"/>
    </style:style>
    <style:style style:name="T46" style:family="text">
      <style:text-properties officeooo:rsid="01e4dffc"/>
    </style:style>
    <style:style style:name="T47" style:family="text">
      <style:text-properties officeooo:rsid="01e62ae6"/>
    </style:style>
    <style:style style:name="T48" style:family="text">
      <style:text-properties officeooo:rsid="01e8dd5d"/>
    </style:style>
    <style:style style:name="T49" style:family="text">
      <style:text-properties officeooo:rsid="01e943fa"/>
    </style:style>
    <style:style style:name="T50" style:family="text">
      <style:text-properties officeooo:rsid="01f4d86e"/>
    </style:style>
    <style:style style:name="T51" style:family="text">
      <style:text-properties officeooo:rsid="01f85d0b"/>
    </style:style>
    <style:style style:name="T52" style:family="text">
      <style:text-properties officeooo:rsid="020512de"/>
    </style:style>
    <style:style style:name="T53" style:family="text">
      <style:text-properties officeooo:rsid="020662e5"/>
    </style:style>
    <style:style style:name="T54" style:family="text">
      <style:text-properties officeooo:rsid="0210cfb5"/>
    </style:style>
    <style:style style:name="T55" style:family="text">
      <style:text-properties officeooo:rsid="02173440"/>
    </style:style>
    <style:style style:name="T56" style:family="text">
      <style:text-properties officeooo:rsid="02189ccc"/>
    </style:style>
    <style:style style:name="T57" style:family="text">
      <style:text-properties officeooo:rsid="021a57a8"/>
    </style:style>
    <style:style style:name="T58" style:family="text">
      <style:text-properties officeooo:rsid="021d9ca3"/>
    </style:style>
    <style:style style:name="T59" style:family="text">
      <style:text-properties officeooo:rsid="0220f8ec"/>
    </style:style>
    <style:style style:name="T60" style:family="text">
      <style:text-properties officeooo:rsid="02248bb0"/>
    </style:style>
    <style:style style:name="T61" style:family="text">
      <style:text-properties officeooo:rsid="0229c753"/>
    </style:style>
    <style:style style:name="T62" style:family="text">
      <style:text-properties officeooo:rsid="022a215b"/>
    </style:style>
    <style:style style:name="T63" style:family="text">
      <style:text-properties officeooo:rsid="022c906c"/>
    </style:style>
    <style:style style:name="T64" style:family="text">
      <style:text-properties officeooo:rsid="022fd25b"/>
    </style:style>
    <style:style style:name="T65" style:family="text">
      <style:text-properties officeooo:rsid="02316f6c"/>
    </style:style>
    <style:style style:name="T66" style:family="text">
      <style:text-properties officeooo:rsid="0232b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10">8.</text:span><text:span text:style-name="T54">3.0</text:span></text:p>
      <text:p text:style-name="P1">LibreOffice: <text:span text:style-name="T36">7.0.</text:span><text:span text:style-name="T61">4</text:span></text:p>
      <text:p text:style-name="P1">Thunderbird: <text:span text:style-name="T37">78.</text:span><text:span text:style-name="T60">6.0</text:span></text:p>
      <text:p text:style-name="P9"><text:span text:style-name="T25">WPS Office: 11.2.0.</text:span><text:span text:style-name="T7">9</text:span><text:span text:style-name="T62">906</text:span></text:p>
      <text:p text:style-name="P1">VLC: 3.0.<text:span text:style-name="T23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44">2</text:span></text:p>
      <text:p text:style-name="P1">OpenShot: <text:span text:style-name="T1">2.5.</text:span><text:span text:style-name="T12">1</text:span></text:p>
      <text:p text:style-name="P9"><text:span text:style-name="T25">Audacity: 2.</text:span><text:span text:style-name="T26">4.</text:span><text:span text:style-name="T33">2</text:span></text:p>
      <text:p text:style-name="P1">Paint.net: 4.<text:span text:style-name="T3">2.1</text:span><text:span text:style-name="T46">4</text:span></text:p>
      <text:p text:style-name="P1">MakeMKV: 1.1<text:span text:style-name="T13">5.</text:span><text:span text:style-name="T55">4</text:span></text:p>
      <text:p text:style-name="P5">SMPlayer: <text:span text:style-name="T17">20.</text:span><text:span text:style-name="T32">6.0</text:span></text:p>
      <text:p text:style-name="P14">Kdenlive: <text:span text:style-name="T24">20.</text:span><text:span text:style-name="T63">12.0</text:span></text:p>
      <text:p text:style-name="P15">Ubuntu Server: 20.04.1</text:p>
      <text:p text:style-name="P1">Fedora: 3<text:span text:style-name="T47">3</text:span></text:p>
      <text:p text:style-name="P10"><text:span text:style-name="T27">CloudReady </text:span><text:span text:style-name="T15">(Image)</text:span><text:span text:style-name="T27">: </text:span><text:span text:style-name="T18">8</text:span><text:span text:style-name="T45">5.</text:span><text:span text:style-name="T52">4.0</text:span></text:p>
      <text:p text:style-name="P1">Linux Mint: <text:span text:style-name="T34">20</text:span></text:p>
      <text:p text:style-name="P1">Ubuntu: <text:span text:style-name="T19">20.04.</text:span><text:span text:style-name="T40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20">20.04</text:span></text:p>
      <text:p text:style-name="P12">Manjaro: 20.<text:span text:style-name="T56">2.0</text:span></text:p>
      <text:p text:style-name="P6">Arch: <text:span text:style-name="T43">1/</text:span><text:span text:style-name="T64">1/21</text:span></text:p>
      <text:p text:style-name="P7">Debian (Stable): 10.<text:span text:style-name="T58">7</text:span><text:span text:style-name="T16">.0</text:span></text:p>
      <text:p text:style-name="P13">OpenSuse (Leap): 15.<text:span text:style-name="T35">2</text:span></text:p>
      <text:p text:style-name="P8">Visual Studio: 2019</text:p>
      <text:p text:style-name="P3">FileZilla Client: 3.<text:span text:style-name="T41">5</text:span><text:span text:style-name="T48">1.0</text:span></text:p>
      <text:p text:style-name="P2">Notepad ++: 7.<text:span text:style-name="T42">9.</text:span><text:span text:style-name="T65">2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1">1</text:span><text:span text:style-name="T53">3</text:span></text:p>
      <text:p text:style-name="P4">VirtualBox: 6.<text:span text:style-name="T8">1.</text:span><text:span text:style-name="T29">1</text:span><text:span text:style-name="T49">6</text:span></text:p>
      <text:p text:style-name="P2">Sharex: <text:span text:style-name="T2">13.</text:span><text:span text:style-name="T66">4</text:span><text:span text:style-name="T51">.0</text:span></text:p>
      <text:p text:style-name="P2">XDM:<text:span text:style-name="T14"> 7.2.1</text:span><text:span text:style-name="T38">1</text:span></text:p>
      <text:p text:style-name="P2">Vivaldi: <text:span text:style-name="T22">3.</text:span><text:span text:style-name="T59">5</text:span></text:p>
      <text:p text:style-name="P2">7-zip: <text:span text:style-name="T11">20.0</text:span><text:span text:style-name="T3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1-01T19:33:19.473838823</dc:date>
    <meta:editing-duration>P1DT15H39M47S</meta:editing-duration>
    <meta:editing-cycles>290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86" meta:character-count="617" meta:non-whitespace-character-count="565"/>
  </office:meta>
</office:document-meta>
</file>